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1cm" fo:margin-left="0.005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8.599cm"/>
    </style:style>
    <style:style style:name="Tableau2.C" style:family="table-column">
      <style:table-column-properties style:column-width="1.799cm"/>
    </style:style>
    <style:style style:name="Tableau2.D" style:family="table-column">
      <style:table-column-properties style:column-width="1.984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2.672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Arial" fo:font-size="9pt" officeooo:paragraph-rsid="002b1eda" style:font-size-asian="9pt" style:font-size-complex="9pt"/>
    </style:style>
    <style:style style:name="P9" style:family="paragraph" style:parent-style-name="Standard">
      <style:text-properties style:font-name="Arial" fo:font-size="9pt" officeooo:paragraph-rsid="002ed4d2" style:font-size-asian="9pt" style:font-size-complex="9pt"/>
    </style:style>
    <style:style style:name="P10" style:family="paragraph" style:parent-style-name="Standard"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9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0" style:family="paragraph" style:parent-style-name="Standard">
      <style:text-properties style:font-name="Arial" fo:font-size="9pt" style:font-size-asian="9pt" style:font-size-complex="9pt"/>
    </style:style>
    <style:style style:name="P21" style:family="paragraph" style:parent-style-name="Standard">
      <style:text-properties style:font-name="Arial" fo:font-size="9pt" officeooo:paragraph-rsid="002ff270" style:font-size-asian="9pt" style:font-size-complex="9pt"/>
    </style:style>
    <style:style style:name="P22" style:family="paragraph" style:parent-style-name="Heading_20_6">
      <style:text-properties style:font-name="Arial" fo:font-size="10pt" style:font-size-asian="10pt" style:font-size-complex="10pt"/>
    </style:style>
    <style:style style:name="P23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4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5" style:family="paragraph" style:parent-style-name="Heading_20_6">
      <style:paragraph-properties fo:text-align="end" style:justify-single-word="false"/>
      <style:text-properties style:font-name="Arial" fo:font-size="10pt" officeooo:rsid="0029f064" officeooo:paragraph-rsid="0029f064" style:font-size-asian="10pt" style:font-size-complex="10pt"/>
    </style:style>
    <style:style style:name="P26" style:family="paragraph" style:parent-style-name="Heading_20_6">
      <style:paragraph-properties fo:text-align="end" style:justify-single-word="false"/>
      <style:text-properties style:font-name="Arial" fo:font-size="10pt" officeooo:rsid="002c20d4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  <style:style style:name="T6" style:family="text">
      <style:text-properties officeooo:rsid="002ff2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&lt;for each o in objects&gt;</text:text-input><text:s/></text:p>
      <text:p text:style-name="P1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/>
            <text:p text:style-name="P10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0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0"/>
            <text:p text:style-name="P10"/>
            <text:p text:style-name="P10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<text:s/><text:text-input text:description="&lt;formatLang(o.date_invoice, date=True)&gt;">2014-05-13</text:text-input></text:p>
            <text:p text:style-name="P6"/>
            <text:p text:style-name="P21"><text:span text:style-name="T6"><text:text-input text:description="&lt;_(&quot;Currency:&quot;)&gt;">Currency:</text:text-input></text:span><text:s/><text:span text:style-name="T6"><text:text-input text:description="&lt;o.currency_id.name or ''&gt;">EUR</text:text-input></text:span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P6"/>
      <text:p text:style-name="P6"/>
      <text:p text:style-name="P9"><text:span text:style-name="T5"><text:text-input text:description="&lt;if test=&quot;o.origin&quot;&gt;">&lt;if origin&gt;</text:text-input></text:span><text:span text:style-name="T5"><text:text-input text:description="&lt;_(&quot;Origin:&quot;)&gt;">Origin:</text:text-input></text:span><text:s/><text:text-input text:description="&lt;o.origin or ''&gt;">origin</text:text-input><text:text-input text:description="&lt;/if&gt;">&lt;/if&gt;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h text:style-name="P23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2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4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4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5" text:outline-level="6"><text:text-input text:description="&lt;_(&quot;Discount (%)&quot;)&gt;">Discount (%)</text:text-input></text:h>
          </table:table-cell>
          <table:table-cell table:style-name="Tableau2.A1" office:value-type="string">
            <text:h text:style-name="P26" text:outline-level="6"><text:text-input text:description="&lt;_(&quot;Untaxed Price&quot;)&gt;">Untaxed Price</text:text-input></text:h>
          </table:table-cell>
        </table:table-row>
        <table:table-row>
          <table:table-cell table:style-name="Tableau2.A2" table:number-columns-spanned="2" office:value-type="string">
            <text:p text:style-name="P11"/>
          </table:table-cell>
          <table:covered-table-cell/>
          <table:table-cell table:style-name="Tableau2.A2" table:number-columns-spanned="4" office:value-type="string">
            <text:p text:style-name="P11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8"><text:text-input text:description="&lt;formatLang(line.discount or 0.00)&gt;">100 000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2" office:value-type="string">
            <text:p text:style-name="P11"/>
          </table:table-cell>
          <table:covered-table-cell/>
          <table:table-cell table:style-name="Tableau2.A4" table:number-columns-spanned="4" office:value-type="string">
            <text:p text:style-name="P11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l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4"><text:text-input text:description="&lt;_(&quot;Tax&quot;)&gt;">Tax</text:text-input></text:p>
          </table:table-cell>
          <table:table-cell table:style-name="Tableau7.A1" office:value-type="string">
            <text:p text:style-name="P15"><text:text-input text:description="&lt;_(&quot;Base&quot;)&gt;">Base</text:text-input></text:p>
          </table:table-cell>
          <table:table-cell table:style-name="Tableau7.A1" office:value-type="string">
            <text:p text:style-name="P15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8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6"><text:text-input text:description="&lt;line.name&gt;">Tax</text:text-input></text:p>
          </table:table-cell>
          <table:table-cell table:style-name="Tableau7.A3" office:value-type="string">
            <text:p text:style-name="P17"><text:text-input text:description="&lt;formatLang(line.base or 0.00)&gt;">1 000 000,00</text:text-input><text:span text:style-name="T3"><text:s/>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7"><text:text-input text:description="&lt;formatLang(line.amount or 0.00)&gt;">10 000,00</text:text-input><text:span text:style-name="T3"><text:s/>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8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<text:s/>: <text:text-input text:description="&lt;formatLang(o.date_due, date=True)&gt;">2014-06-01</text:text-input></text:p>
      <text:p text:style-name="P6"/>
      <text:p text:style-name="P6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2"/>
      <text:p text:style-name="P12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5-09T15:39:49.416051974</dc:date>
    <meta:editing-cycles>510</meta:editing-cycles>
    <meta:editing-duration>PT5H41M54S</meta:editing-duration>
    <meta:document-statistic meta:table-count="4" meta:image-count="0" meta:object-count="0" meta:page-count="2" meta:paragraph-count="65" meta:word-count="344" meta:character-count="1056" meta:non-whitespace-character-count="971"/>
    <meta:template xlink:type="simple" xlink:actuate="onRequest" xlink:title="" xlink:href="Normal.dotm"/>
  </office:meta>
</office:document-meta>
</file>